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+----------------+<text:s text:c="5"/>+-------------------+</text:span></text:p>
      <text:p text:style-name="P1"><text:span text:style-name="T1">|<text:s text:c="4"/>Component<text:s text:c="3"/>|<text:s text:c="5"/>|<text:s text:c="4"/>Leaf<text:s text:c="11"/>|</text:span></text:p>
      <text:p text:style-name="P1"><text:span text:style-name="T1">+----------------+<text:s text:c="5"/>+-------------------+</text:span></text:p>
      <text:p text:style-name="P1"><text:span text:style-name="T1">| +operation()<text:s text:c="3"/>|<text:s text:c="5"/>| +operation()<text:s text:c="6"/>|</text:span></text:p>
      <text:p text:style-name="P1"><text:span text:style-name="T1">+----------------+<text:s text:c="5"/>+-------------------+</text:span></text:p>
      <text:p text:style-name="P1"><text:span text:style-name="T1"><text:s text:c="8"/>^<text:s text:c="20"/>^</text:span></text:p>
      <text:p text:style-name="P1"><text:span text:style-name="T1"><text:s text:c="8"/>|<text:s text:c="20"/>|</text:span></text:p>
      <text:p text:style-name="P1"><text:span text:style-name="T1">+----------------+<text:s text:c="5"/>+-------------------+</text:span></text:p>
      <text:p text:style-name="P1"><text:span text:style-name="T1">|<text:s text:c="4"/>Composite<text:s text:c="3"/>|<text:s text:c="5"/>|<text:s text:c="4"/>Leaf<text:s text:c="11"/>|</text:span></text:p>
      <text:p text:style-name="P1"><text:span text:style-name="T1">+----------------+<text:s text:c="5"/>+-------------------+</text:span></text:p>
      <text:p text:style-name="P1"><text:span text:style-name="T1">| -children: List|<text:s text:c="5"/>| +operation()<text:s text:c="6"/>|</text:span></text:p>
      <text:p text:style-name="P1"><text:span text:style-name="T1">| +add(child)<text:s text:c="4"/>|<text:s text:c="5"/>+-------------------+</text:span></text:p>
      <text:p text:style-name="P1"><text:span text:style-name="T1">| +remove(child) |</text:span></text:p>
      <text:p text:style-name="P1"><text:span text:style-name="T1">| +operation()<text:s text:c="3"/>|</text:span></text:p>
      <text:p text:style-name="P1"><text:span text:style-name="T1">+----------------+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